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Calibri" svg:font-family="Calibri"/>
    <style:font-face style:name="Arial Unicode MS1" svg:font-family="'Arial Unicode MS'" style:font-family-generic="swiss"/>
    <style:font-face style:name="COCOGOOSE " svg:font-family="COCOGOOS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style:font-name="Liberation Sans" fo:font-size="16.1000003814697pt" fo:font-weight="bold" officeooo:rsid="001cd084" officeooo:paragraph-rsid="001cd084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2" style:family="paragraph" style:parent-style-name="Standard">
      <style:text-properties style:font-name="Work Sans" officeooo:rsid="001cd084" officeooo:paragraph-rsid="001cd084"/>
    </style:style>
    <style:style style:name="P3" style:family="paragraph" style:parent-style-name="Standard" style:list-style-name="L2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Work Sans" fo:font-size="12pt" fo:letter-spacing="normal" fo:font-style="normal" fo:font-weight="normal" officeooo:paragraph-rsid="001cd084"/>
    </style:style>
    <style:style style:name="P4" style:family="paragraph" style:parent-style-name="Text_20_body">
      <style:text-properties fo:font-variant="normal" fo:text-transform="none" fo:color="#222222" loext:opacity="100%" style:font-name="Work Sans" fo:font-size="12pt" fo:letter-spacing="normal" fo:font-style="normal" fo:font-weight="normal" officeooo:rsid="001cd084" officeooo:paragraph-rsid="001cd084"/>
    </style:style>
    <style:style style:name="P5" style:family="paragraph" style:parent-style-name="Text_20_body">
      <style:text-properties fo:font-variant="normal" fo:text-transform="none" fo:color="#222222" loext:opacity="100%" style:font-name="Work Sans" fo:font-size="12pt" fo:letter-spacing="normal" fo:font-style="normal" fo:font-weight="bold" officeooo:rsid="001cd084" officeooo:paragraph-rsid="001cd084" style:font-weight-asian="bold" style:font-weight-complex="bold"/>
    </style:style>
    <style:style style:name="P6" style:family="paragraph" style:parent-style-name="Text_20_body">
      <style:text-properties style:font-name="Work Sans" fo:font-weight="bold" style:font-weight-asian="bold" style:font-weight-complex="bold"/>
    </style:style>
    <style:style style:name="P7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Work Sans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Work Sans" fo:font-size="12pt" fo:letter-spacing="normal" fo:font-style="normal" fo:font-weight="normal" officeooo:paragraph-rsid="001cd084"/>
    </style:style>
    <style:style style:name="P9" style:family="paragraph" style:parent-style-name="Text_20_body" style:list-style-name="L2">
      <style:paragraph-properties fo:margin-top="0cm" fo:margin-bottom="0cm" style:contextual-spacing="false" fo:orphans="2" fo:widows="2"/>
      <style:text-properties fo:font-variant="normal" fo:text-transform="none" fo:color="#222222" loext:opacity="100%" style:font-name="Work Sans" fo:font-size="12pt" fo:letter-spacing="normal" fo:font-style="normal" fo:font-weight="normal" officeooo:rsid="001cd084" officeooo:paragraph-rsid="001cd084"/>
    </style:style>
    <style:style style:name="P10" style:family="paragraph" style:parent-style-name="Text_20_body" style:list-style-name="L2">
      <style:paragraph-properties fo:margin-top="0cm" fo:margin-bottom="0cm" style:contextual-spacing="false" fo:orphans="2" fo:widows="2"/>
    </style:style>
    <style:style style:name="P11" style:family="paragraph" style:parent-style-name="Text_20_body" style:list-style-name="L4">
      <loext:graphic-properties draw:fill="none"/>
      <style:paragraph-properties fo:margin-left="1.3cm" fo:margin-right="0cm" fo:margin-top="0cm" fo:margin-bottom="0cm" style:contextual-spacing="false" fo:line-height="115%" fo:orphans="2" fo:widows="2" fo:text-indent="-0.9cm" style:auto-text-indent="false" fo:background-color="transparent">
        <style:tab-stops>
          <style:tab-stop style:position="-0.261cm"/>
        </style:tab-stops>
      </style:paragraph-properties>
      <style:text-properties fo:font-variant="normal" fo:text-transform="none" fo:color="#222222" loext:opacity="100%" style:font-name="Work Sans" fo:font-size="12pt" fo:letter-spacing="normal" fo:font-style="normal" fo:font-weight="normal" officeooo:rsid="001cd084" officeooo:paragraph-rsid="001cd084"/>
    </style:style>
    <style:style style:name="P12" style:family="paragraph" style:parent-style-name="Text_20_body" style:list-style-name="L4" style:master-page-name="">
      <loext:graphic-properties draw:fill="none"/>
      <style:paragraph-properties fo:margin-left="1.3cm" fo:margin-right="0cm" fo:margin-top="0cm" fo:margin-bottom="0cm" style:contextual-spacing="false" fo:line-height="115%" fo:orphans="2" fo:widows="2" fo:text-indent="-0.9cm" style:auto-text-indent="false" style:page-number="auto" fo:background-color="transparent">
        <style:tab-stops>
          <style:tab-stop style:position="-0.261cm"/>
        </style:tab-stops>
      </style:paragraph-properties>
      <style:text-properties fo:font-variant="normal" fo:text-transform="none" fo:color="#222222" loext:opacity="100%" style:font-name="Work Sans" fo:font-size="12pt" fo:letter-spacing="normal" fo:font-style="normal" fo:font-weight="normal" officeooo:rsid="001cd084" officeooo:paragraph-rsid="001cd084"/>
    </style:style>
    <style:style style:name="T1" style:family="text">
      <style:text-properties officeooo:rsid="001cd084"/>
    </style:style>
    <style:style style:name="T2" style:family="text">
      <style:text-properties fo:font-variant="normal" fo:text-transform="none" fo:color="#222222" loext:opacity="100%" style:font-name="Work Sans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d084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72cm" fo:text-indent="-0.635cm" fo:margin-left="0.9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607cm" fo:text-indent="-0.635cm" fo:margin-left="1.6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cm" fo:text-indent="-0.635cm" fo:margin-left="2.2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77cm" fo:text-indent="-0.635cm" fo:margin-left="2.8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512cm" fo:text-indent="-0.635cm" fo:margin-left="3.5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47cm" fo:text-indent="-0.635cm" fo:margin-left="4.1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782cm" fo:text-indent="-0.635cm" fo:margin-left="4.7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417cm" fo:text-indent="-0.635cm" fo:margin-left="5.4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52cm" fo:text-indent="-0.635cm" fo:margin-left="6.0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687cm" fo:text-indent="-0.635cm" fo:margin-left="6.687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che aide 6 avril</text:p>
      <text:p text:style-name="P2"/>
      <text:p text:style-name="P2"/>
      <text:h text:style-name="Heading_20_2" text:outline-level="2">Idée principale que les participants doivent déterminer</text:h>
      <text:p text:style-name="P2"/>
      <text:p text:style-name="P4">=&gt; Quelle Identité pour cet espace ?</text:p>
      <text:p text:style-name="P4"><text:span text:style-name="T3">Objectif :</text:span> définir un thème pour organiser un événement : le goût, la nature, la culture, le sport, la science…</text:p>
      <text:p text:style-name="P4"/>
      <text:p text:style-name="P5">Propositions pour les guider :</text:p>
      <text:list xml:id="list1805404325" text:style-name="L4">
        <text:list-item>
          <text:p text:style-name="P12">Interroger les commerçants</text:p>
        </text:list-item>
        <text:list-item>
          <text:p text:style-name="P11">Questionner les passants</text:p>
        </text:list-item>
        <text:list-item>
          <text:p text:style-name="P11">Dessiner sur le plan</text:p>
        </text:list-item>
        <text:list-item>
          <text:p text:style-name="P11">Compter les endroits pour s’assoir</text:p>
        </text:list-item>
        <text:list-item>
          <text:p text:style-name="P11">Se mettre à la place d’un enfant</text:p>
        </text:list-item>
        <text:list-item>
          <text:p text:style-name="P11">Essayer de découvrir l’histoire de la place</text:p>
          <text:p text:style-name="P11"/>
        </text:list-item>
      </text:list>
      <text:p text:style-name="P5">Questions pour les guider :</text:p>
      <text:list xml:id="list873280137" text:style-name="L2">
        <text:list-item>
          <text:p text:style-name="P7">Inventaire des commerces ?</text:p>
        </text:list-item>
        <text:list-item>
          <text:p text:style-name="P10"><text:span text:style-name="T2">Qui fréquente la place ?</text:span></text:p>
        </text:list-item>
        <text:list-item>
          <text:p text:style-name="P7">Qui habite autour ?</text:p>
        </text:list-item>
        <text:list-item>
          <text:p text:style-name="P7">Quel place pour les voitures ? Piétons ? Vélo<text:span text:style-name="T1">s</text:span> ? Enfants ?</text:p>
        </text:list-item>
        <text:list-item>
          <text:p text:style-name="P7">Quand vit la place ?</text:p>
        </text:list-item>
        <text:list-item>
          <text:p text:style-name="P7">Quel<text:span text:style-name="T1">le</text:span> circulation ? <text:span text:style-name="T1">C</text:span>e qui <text:span text:style-name="T1">ne </text:span>va pas, ce qu'on pourrait améliorer ?</text:p>
        </text:list-item>
        <text:list-item>
          <text:p text:style-name="P7">Occuper un commerce vacant de manière éphémère ?</text:p>
          <text:p text:style-name="P8"/>
        </text:list-item>
      </text:list>
      <text:p text:style-name="P6"><text:span text:style-name="T1">Si je devais organiser un événement (sans les voitures) ?</text:span></text:p>
      <text:list xml:id="list131230077538563" text:continue-numbering="true" text:style-name="L2">
        <text:list-item>
          <text:p text:style-name="P9">À quel moment de l’année ?</text:p>
        </text:list-item>
        <text:list-item>
          <text:p text:style-name="P9">À quel moment de la journée ?</text:p>
        </text:list-item>
        <text:list-item>
          <text:p text:style-name="P9">Avec qui ?</text:p>
        </text:list-item>
        <text:list-item>
          <text:p text:style-name="P9">Combien de temps ?</text:p>
        </text:list-item>
        <text:list-item>
          <text:p text:style-name="P9">Sur quel thème ?</text:p>
        </text:list-item>
        <text:list-item>
          <text:p text:style-name="P9">Avec quelle animation ?</text:p>
        </text:list-item>
      </text:list>
      <text:h text:style-name="P1" text:outline-level="2">Exemples d’occupation de l’espace pour améliorer la convivialité</text:h>
      <text:p text:style-name="P2"/>
      <text:list xml:id="list131230016569734" text:continue-numbering="true" text:style-name="L2">
        <text:list-item>
          <text:p text:style-name="P3">Armoire électrique street art</text:p>
        </text:list-item>
        <text:list-item>
          <text:p text:style-name="P3">Œuvre éphémère</text:p>
        </text:list-item>
        <text:list-item>
          <text:p text:style-name="P3">Support d'exposition temporaire</text:p>
        </text:list-item>
        <text:list-item>
          <text:p text:style-name="P3">Musée/Commerce mobile, temporaire, camion</text:p>
        </text:list-item>
        <text:list-item>
          <text:p text:style-name="P3">Evènement commerçant</text:p>
        </text:list-item>
        <text:list-item>
          <text:p text:style-name="P3">Afterwork</text:p>
        </text:list-item>
        <text:list-item>
          <text:p text:style-name="P3">Cinéma de plein air</text:p>
        </text:list-item>
        <text:list-item>
          <text:p text:style-name="P3">Cueillette collective</text:p>
        </text:list-item>
        <text:list-item>
          <text:p text:style-name="P3">Promenades collectives</text:p>
        </text:list-item>
        <text:list-item>
          <text:p text:style-name="P3">Village éphémère</text:p>
        </text:list-item>
        <text:list-item>
          <text:p text:style-name="P3">Arrosoir réservoir</text:p>
        </text:list-item>
        <text:list-item>
          <text:p text:style-name="P3">Banc, Banc mobile, <text:span text:style-name="T1">Banc rafraichissant</text:span></text:p>
        </text:list-item>
        <text:list-item>
          <text:p text:style-name="P3">Banc rehaussé pour seniors </text:p>
        </text:list-item>
        <text:list-item>
          <text:p text:style-name="P3">Chaise à fixer dans le sol </text:p>
        </text:list-item>
        <text:list-item>
          <text:p text:style-name="P3">Fontaine eau potable, eau gazeuse</text:p>
        </text:list-item>
        <text:list-item>
          <text:p text:style-name="P3">Mur d'escalade</text:p>
        </text:list-item>
        <text:list-item>
          <text:p text:style-name="P3">Piquenique espace urbain </text:p>
        </text:list-item>
        <text:list-item>
          <text:p text:style-name="P3">Plaque égouts peinte et antidérapante</text:p>
        </text:list-item>
        <text:list-item>
          <text:p text:style-name="P3">Potelet touristique</text:p>
        </text:list-item>
        <text:list-item>
          <text:p text:style-name="P3">Poubelle de recyclage, fixe, ludique </text:p>
        </text:list-item>
        <text:list-item>
          <text:p text:style-name="P3">Signalétique parcours</text:p>
        </text:list-item>
        <text:list-item>
          <text:p text:style-name="P9">Table à fixer dans le sol Tables, bancs pique-nique </text:p>
        </text:list-item>
        <text:list-item>
          <text:p text:style-name="P9">Transats, hamacs</text:p>
        </text:list-item>
        <text:list-item>
          <text:p text:style-name="P9">Signalétique parcours piétonnier, personne à mobilité réduite</text:p>
        </text:list-item>
        <text:list-item>
          <text:p text:style-name="P9">Vélos station garage/réparation</text:p>
        </text:list-item>
        <text:list-item>
          <text:p text:style-name="P9">Animaux en ville</text:p>
        </text:list-item>
        <text:list-item>
          <text:p text:style-name="P9">Arbre remarquable, arbre urbain</text:p>
        </text:list-item>
        <text:list-item>
          <text:p text:style-name="P9">Bac à fleurs, bac à planter, friche naturelle, hôtel à insectes</text:p>
        </text:list-item>
        <text:list-item>
          <text:p text:style-name="P9">Jardin mobile, naturel, pédagogique, temporaire, Micro-jardin </text:p>
        </text:list-item>
        <text:list-item>
          <text:p text:style-name="P9">Mur végétal</text:p>
        </text:list-item>
        <text:list-item>
          <text:p text:style-name="P9">Niches à oiseaux</text:p>
        </text:list-item>
        <text:list-item>
          <text:p text:style-name="P9">Pied d'arbre végétalisé</text:p>
        </text:list-item>
        <text:list-item>
          <text:p text:style-name="P9">Plantation collective citoyenne</text:p>
        </text:list-item>
        <text:list-item>
          <text:p text:style-name="P9">Route musicale</text:p>
        </text:list-item>
        <text:list-item>
          <text:p text:style-name="P9">Zone de calme, de silence</text:p>
        </text:list-item>
        <text:list-item>
          <text:p text:style-name="P9">Street golf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" svg:font-family="Arial, Helvetica, sans-serif"/>
    <style:font-face style:name="Calibri" svg:font-family="Calibri"/>
    <style:font-face style:name="Arial Unicode MS1" svg:font-family="'Arial Unicode MS'" style:font-family-generic="swiss"/>
    <style:font-face style:name="COCOGOOSE " svg:font-family="COCOGOOS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ork Sans" svg:font-family="'Work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04T12:44:14.026390865</meta:creation-date>
    <dc:date>2022-04-04T13:12:21.298607846</dc:date>
    <meta:editing-duration>PT28M8S</meta:editing-duration>
    <meta:editing-cycles>1</meta:editing-cycles>
    <meta:generator>LibreOffice/7.1.1.2$MacOSX_X86_64 LibreOffice_project/fe0b08f4af1bacafe4c7ecc87ce55bb426164676</meta:generator>
    <meta:document-statistic meta:table-count="0" meta:image-count="0" meta:object-count="0" meta:page-count="2" meta:paragraph-count="65" meta:word-count="363" meta:character-count="2000" meta:non-whitespace-character-count="1751"/>
  </office:meta>
</office:document-meta>
</file>